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color="#000000" draw:marker-end="Triangle_20_unfilled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" style:family="graphic" style:parent-style-name="objectwithoutfill">
      <style:graphic-properties draw:stroke="dash" draw:stroke-dash="Dashed_20__28_var_29_" svg:stroke-color="#999999" draw:marker-end="Square_20_45" draw:marker-end-width="0.3cm" draw:fill="none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5cm" fo:min-width="3.9cm"/>
    </style:style>
    <style:style style:name="gr8" style:family="graphic" style:parent-style-name="objectwithoutfill">
      <style:graphic-properties svg:stroke-width="0.15cm" svg:stroke-color="#999999" draw:marker-start-width="0.655cm" draw:marker-end="Arrow" draw:marker-end-width="0.755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cm" svg:height="1.2cm" svg:x="16.913cm" svg:y="4.848cm">
          <text:p text:style-name="P1"><text:span text:style-name="T1">shard0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3.448cm">
          <text:p text:style-name="P1"><text:span text:style-name="T1">shard0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4.848cm">
          <text:p text:style-name="P1"><text:span text:style-name="T1">shard0-replic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6.248cm">
          <text:p text:style-name="P1"><text:span text:style-name="T1">shard0-replica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10.048cm">
          <text:p text:style-name="P1"><text:span text:style-name="T1">shard0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8.648cm">
          <text:p text:style-name="P1"><text:span text:style-name="T1">shard1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10.048cm">
          <text:p text:style-name="P1"><text:span text:style-name="T1">shard1-replic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6.913cm" svg:y="11.448cm">
          <text:p text:style-name="P1"><text:span text:style-name="T1">shard1-replica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22.513cm" svg:y="7.607cm">
          <text:p text:style-name="P1"><text:span text:style-name="T1">shard0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22.513cm" svg:y="6.207cm">
          <text:p text:style-name="P1"><text:span text:style-name="T1">configdb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22.513cm" svg:y="7.607cm">
          <text:p text:style-name="P1"><text:span text:style-name="T1">configdb-replic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22.513cm" svg:y="9.007cm">
          <text:p text:style-name="P1"><text:span text:style-name="T1">configdb-replica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1.113cm" svg:y="6.848cm">
          <text:p text:style-name="P1"><text:span text:style-name="T1">shard0-replica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1.113cm" svg:y="6.848cm">
          <text:p text:style-name="P1"><text:span text:style-name="T1">mongos-router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2cm" svg:x="11.113cm" svg:y="8.248cm">
          <text:p text:style-name="P1"><text:span text:style-name="T1">mongos-router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cm" svg:y1="7.8cm" svg:x2="11cm" svg:y2="7.4cm">
          <text:p/>
        </draw:line>
        <draw:line draw:style-name="gr2" draw:text-style-name="P2" draw:layer="layout" svg:x1="10.2cm" svg:y1="8.496cm" svg:x2="11cm" svg:y2="9cm">
          <text:p/>
        </draw:line>
        <draw:line draw:style-name="gr2" draw:text-style-name="P2" draw:layer="layout" svg:x1="15.6cm" svg:y1="8.2cm" svg:x2="16.624cm" svg:y2="5.648cm">
          <text:p/>
        </draw:line>
        <draw:line draw:style-name="gr2" draw:text-style-name="P2" draw:layer="layout" svg:x1="15.6cm" svg:y1="8.2cm" svg:x2="16.513cm" svg:y2="10.648cm">
          <text:p/>
        </draw:line>
        <draw:line draw:style-name="gr3" draw:text-style-name="P2" draw:layer="layout" svg:x1="22.313cm" svg:y1="8.193cm" svg:x2="15.713cm" svg:y2="8.193cm">
          <text:p/>
        </draw:line>
        <draw:frame draw:style-name="gr4" draw:text-style-name="P2" draw:layer="layout" svg:width="3.467cm" svg:height="2.6cm" svg:x="0.8cm" svg:y="7cm">
          <draw:image xlink:href="Pictures/10000201000001C70000013BD6D42D6978B328A0.png" xlink:type="simple" xlink:show="embed" xlink:actuate="onLoad">
            <text:p/>
          </draw:image>
        </draw:frame>
        <draw:line draw:style-name="gr2" draw:text-style-name="P2" draw:layer="layout" svg:x1="3.6cm" svg:y1="8.2cm" svg:x2="5cm" svg:y2="7.8cm">
          <text:p/>
        </draw:line>
        <draw:frame draw:style-name="gr5" draw:text-style-name="P3" draw:layer="layout" svg:width="2.6cm" svg:height="0.607cm" svg:x="5.465cm" svg:y="6.969cm">
          <draw:text-box>
            <text:p><text:span text:style-name="T2">Envoy</text:span></text:p>
          </draw:text-box>
        </draw:frame>
        <draw:frame draw:style-name="gr5" draw:text-style-name="P3" draw:layer="layout" svg:width="2.6cm" svg:height="0.607cm" svg:x="11.113cm" svg:y="6.241cm">
          <draw:text-box>
            <text:p><text:span text:style-name="T2">Mongos</text:span></text:p>
          </draw:text-box>
        </draw:frame>
        <draw:frame draw:style-name="gr5" draw:text-style-name="P3" draw:layer="layout" svg:width="2.6cm" svg:height="0.607cm" svg:x="16.913cm" svg:y="2.841cm">
          <draw:text-box>
            <text:p><text:span text:style-name="T2">Mongod</text:span></text:p>
          </draw:text-box>
        </draw:frame>
        <draw:frame draw:style-name="gr5" draw:text-style-name="P3" draw:layer="layout" svg:width="2.6cm" svg:height="0.607cm" svg:x="22.513cm" svg:y="5.6cm">
          <draw:text-box>
            <text:p><text:span text:style-name="T2">Mongod</text:span></text:p>
          </draw:text-box>
        </draw:frame>
        <draw:line draw:style-name="gr6" draw:text-style-name="P2" draw:layer="layout" svg:x1="5.465cm" svg:y1="7.8cm" svg:x2="5cm" svg:y2="7.8cm">
          <text:p/>
        </draw:line>
        <draw:line draw:style-name="gr6" draw:text-style-name="P2" draw:layer="layout" svg:x1="5.465cm" svg:y1="8.472cm" svg:x2="5cm" svg:y2="8.472cm">
          <text:p/>
        </draw:line>
        <draw:line draw:style-name="gr2" draw:text-style-name="P2" draw:layer="layout" svg:x1="3.6cm" svg:y1="8.201cm" svg:x2="5cm" svg:y2="8.472cm">
          <text:p/>
        </draw:line>
        <draw:line draw:style-name="gr6" draw:text-style-name="P2" draw:layer="layout" svg:x1="9.759cm" svg:y1="7.8cm" svg:x2="10.4cm" svg:y2="7.8cm">
          <text:p/>
        </draw:line>
        <draw:custom-shape draw:style-name="gr7" draw:text-style-name="P4" draw:layer="layout" svg:width="4.4cm" svg:height="1.2cm" svg:x="5.465cm" svg:y="7.576cm">
          <text:p text:style-name="P1"><text:span text:style-name="T1">front-envoy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935cm" svg:y1="8.496cm" svg:x2="10.4cm" svg:y2="8.496cm">
          <text:p/>
        </draw:line>
        <draw:line draw:style-name="gr8" draw:text-style-name="P2" draw:layer="layout" svg:x1="5.728cm" svg:y1="9.728cm" svg:x2="9.528cm" svg:y2="9.728cm">
          <text:p/>
        </draw:line>
        <draw:frame draw:style-name="gr9" draw:text-style-name="P3" draw:layer="layout" svg:width="2.6cm" svg:height="0.963cm" svg:x="6cm" svg:y="9.8cm">
          <draw:text-box>
            <text:p><text:span text:style-name="T2">Host:Port Transla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2a73b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07:08:42.064888868</meta:creation-date>
    <dc:date>2018-11-06T10:32:02.877896580</dc:date>
    <meta:editing-duration>PT14M21S</meta:editing-duration>
    <meta:editing-cycles>7</meta:editing-cycles>
    <meta:generator>LibreOffice/6.0.6.2$Linux_X86_64 LibreOffice_project/00m0$Build-2</meta:generator>
    <meta:document-statistic meta:object-count="57"/>
  </office:meta>
</office:document-meta>
</file>